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2817" officeooo:paragraph-rsid="000a2817"/>
    </style:style>
    <style:style style:name="P2" style:family="paragraph" style:parent-style-name="Text_20_body">
      <style:text-properties officeooo:rsid="000b9bac" officeooo:paragraph-rsid="000b9bac"/>
    </style:style>
    <style:style style:name="P3" style:family="paragraph" style:parent-style-name="Text_20_body">
      <style:text-properties officeooo:paragraph-rsid="000d62ce"/>
    </style:style>
    <style:style style:name="P4" style:family="paragraph" style:parent-style-name="Text_20_body">
      <style:text-properties officeooo:rsid="000d62ce" officeooo:paragraph-rsid="000d62ce"/>
    </style:style>
    <style:style style:name="P5" style:family="paragraph" style:parent-style-name="Text_20_body">
      <style:text-properties officeooo:rsid="000f2236" officeooo:paragraph-rsid="00103aad"/>
    </style:style>
    <style:style style:name="P6" style:family="paragraph" style:parent-style-name="Text_20_body">
      <style:text-properties officeooo:rsid="000f2236" officeooo:paragraph-rsid="0011cad4"/>
    </style:style>
    <style:style style:name="P7" style:family="paragraph" style:parent-style-name="Preformatted_20_Text">
      <style:text-properties fo:font-weight="bold"/>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paragraph-properties fo:margin-top="0.247cm" fo:margin-bottom="0.212cm" style:contextual-spacing="false"/>
      <style:text-properties fo:color="#808080"/>
    </style:style>
    <style:style style:name="P10" style:family="paragraph" style:parent-style-name="Text_20_body">
      <style:paragraph-properties fo:margin-top="0cm" fo:margin-bottom="0cm" style:contextual-spacing="false"/>
    </style:style>
    <style:style style:name="P11" style:family="paragraph" style:parent-style-name="Standard">
      <style:text-properties officeooo:rsid="000f2236" officeooo:paragraph-rsid="000f2236"/>
    </style:style>
    <style:style style:name="P12" style:family="paragraph" style:parent-style-name="Standard">
      <style:text-properties officeooo:rsid="000f2236" officeooo:paragraph-rsid="000f2236"/>
    </style:style>
    <style:style style:name="P13" style:family="paragraph" style:parent-style-name="Standard">
      <style:text-properties officeooo:rsid="001228ec" officeooo:paragraph-rsid="001228ec"/>
    </style:style>
    <style:style style:name="P14" style:family="paragraph" style:parent-style-name="Text_20_body" style:list-style-name="L1"/>
    <style:style style:name="P15" style:family="paragraph" style:parent-style-name="Text_20_body">
      <style:text-properties officeooo:rsid="00103aad" officeooo:paragraph-rsid="00103aad"/>
    </style:style>
    <style:style style:name="P16" style:family="paragraph" style:parent-style-name="Text_20_body">
      <style:text-properties officeooo:rsid="0011cad4" officeooo:paragraph-rsid="0011cad4"/>
    </style:style>
    <style:style style:name="P17" style:family="paragraph" style:parent-style-name="Text_20_body" style:list-style-name="L2"/>
    <style:style style:name="P18" style:family="paragraph" style:parent-style-name="Text_20_body">
      <style:text-properties officeooo:rsid="000d62ce" officeooo:paragraph-rsid="000d62ce"/>
    </style:style>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style>
    <style:style style:name="T1" style:family="text">
      <style:text-properties fo:font-weight="bold"/>
    </style:style>
    <style:style style:name="T2" style:family="text">
      <style:text-properties fo:font-weight="bold" officeooo:rsid="000a2817"/>
    </style:style>
    <style:style style:name="T3" style:family="text">
      <style:text-properties officeooo:rsid="000a2817"/>
    </style:style>
    <style:style style:name="T4" style:family="text">
      <style:text-properties fo:font-style="italic"/>
    </style:style>
    <style:style style:name="T5" style:family="text">
      <style:text-properties style:text-position="33% 80%"/>
    </style:style>
    <style:style style:name="T6" style:family="text">
      <style:text-properties officeooo:rsid="001228e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 </text:p>
      <text:p text:style-name="P1">Arun is watching a race and he decides to note the finish time of each player. Now, he needs to know the sum of the three who took the longest time.</text:p>
      <text:h text:style-name="Heading_20_3" text:outline-level="3">Input</text:h>
      <text:p text:style-name="Text_20_body">The first line contains an integer <text:span text:style-name="T1">T</text:span> indicating the number of test cases.</text:p>
      <text:p text:style-name="Text_20_body">For each test case, the first line contains <text:span text:style-name="T1">n</text:span> indicating the size of array <text:span text:style-name="T1">a</text:span>. </text:p>
      <text:p text:style-name="Text_20_body">Second line of each test case contains <text:span text:style-name="T1">n</text:span> space separated integers representing the array <text:span text:style-name="T1">a</text:span>. </text:p>
      <text:h text:style-name="Heading_20_3" text:outline-level="3">Output</text:h>
      <text:p text:style-name="Text_20_body">Output <text:span text:style-name="T1">T</text:span> lines in total. <text:span text:style-name="T3">In e</text:span>ach line <text:span text:style-name="T3">print the </text:span>maximum sum of 3 values.</text:p>
      <text:h text:style-name="Heading_20_3" text:outline-level="3">Constraints</text:h>
      <text:list xml:id="list3592957823361185416" text:style-name="L1">
        <text:list-item>
          <text:p text:style-name="P19"><text:span text:style-name="T1">1</text:span> ≤ <text:span text:style-name="T1">T</text:span> ≤ <text:span text:style-name="T2">10</text:span> </text:p>
        </text:list-item>
        <text:list-item>
          <text:p text:style-name="P19"><text:span text:style-name="T1">3</text:span> ≤ <text:span text:style-name="T1">n</text:span> ≤ <text:span text:style-name="T1">100</text:span><text:span text:style-name="T2">000</text:span> </text:p>
        </text:list-item>
        <text:list-item>
          <text:p text:style-name="P14"><text:span text:style-name="T1">1</text:span> ≤ <text:span text:style-name="T1">a[i]</text:span> ≤ <text:span text:style-name="T1">10000</text:span><text:span text:style-name="T2">0</text:span> </text:p>
        </text:list-item>
      </text:list>
      <text:h text:style-name="Heading_20_3" text:outline-level="3">Example</text:h>
      <text:p text:style-name="P7">Input:</text:p>
      <text:p text:style-name="Preformatted_20_Text">2</text:p>
      <text:p text:style-name="Preformatted_20_Text">4</text:p>
      <text:p text:style-name="Preformatted_20_Text">1 2 3 4</text:p>
      <text:p text:style-name="Preformatted_20_Text">4</text:p>
      <text:p text:style-name="Preformatted_20_Text">1 2 1 1</text:p>
      <text:p text:style-name="Preformatted_20_Text"/>
      <text:p text:style-name="P7">Output:</text:p>
      <text:p text:style-name="Preformatted_20_Text">Case 1: 9</text:p>
      <text:p text:style-name="Preformatted_20_Text">Case 2: 4</text:p>
      <text:p text:style-name="Preformatted_20_Text"/>
      <text:p text:style-name="P9">Explanation</text:p>
      <text:p text:style-name="Preformatted_20_Text"/>
      <text:p text:style-name="P7">Test Case 1:</text:p>
      <text:p text:style-name="Preformatted_20_Text">You can select 2, 3, 4 and get the sum 2+3+4 = 9.</text:p>
      <text:p text:style-name="P7">Test Case 2:</text:p>
      <text:p text:style-name="P8">You can select 2, 1, 1 and get the sum 2+1+1 = 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Q2. </text:p>
      <text:p text:style-name="Text_20_body">Reversed number is a number written in arabic numerals but the order of digits is reversed. The first digit becomes last and vice versa. For example, if the main hero had 1245 strawberries in the tragedy, he has 5421 of them now. Note that all the leading zeros are omitted. That means if the number ends with a zero, the zero is lost by reversing (e.g. 1200 gives 21). Also note that the reversed number never has any trailing zeros.</text:p>
      <text:p text:style-name="Text_20_body"><text:span text:style-name="T6">You</text:span> need to calculate with reversed numbers. Your task is to add two reversed numbers and output their reversed sum. Of course, the result is not unique because any particular number is a reversed form of several numbers (e.g. 21 could be 12, 120 or 1200 before reversing). Thus we must assume that no zeros were lost by reversing (e.g. assume that the original number was 12).</text:p>
      <text:h text:style-name="Heading_20_3" text:outline-level="3">Input</text:h>
      <text:p text:style-name="Text_20_body">The first line of the input contains only positive integer <text:span text:style-name="Variable">N</text:span>. Then follow the cases. Each case consists of exactly one line with two positive integers separated by space. These are the reversed numbers you are to add.</text:p>
      <text:h text:style-name="Heading_20_3" text:outline-level="3">Output</text:h>
      <text:p text:style-name="Text_20_body">For each case, print exactly one line containing only one integer - the reversed sum of two reversed numbers. Omit any leading zeros in the output.</text:p>
      <text:h text:style-name="Heading_20_3" text:outline-level="3">Example</text:h>
      <text:p text:style-name="Preformatted_20_Text">Sample input: </text:p>
      <text:p text:style-name="Preformatted_20_Text"/>
      <text:p text:style-name="Preformatted_20_Text">3</text:p>
      <text:p text:style-name="Preformatted_20_Text">24 1</text:p>
      <text:p text:style-name="Preformatted_20_Text">4358 754</text:p>
      <text:p text:style-name="Preformatted_20_Text">305 794</text:p>
      <text:p text:style-name="Preformatted_20_Text"/>
      <text:p text:style-name="Preformatted_20_Text">Sample output:</text:p>
      <text:p text:style-name="Preformatted_20_Text"/>
      <text:p text:style-name="Preformatted_20_Text">34</text:p>
      <text:p text:style-name="Preformatted_20_Text">1998</text:p>
      <text:p text:style-name="P8">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text:soft-page-break/>Q3.</text:p>
      <text:p text:style-name="P3">There are <text:span text:style-name="T4">n</text:span> stone quarries.</text:p>
      <text:p text:style-name="Text_20_body">Each quarry owns <text:span text:style-name="T4">mi</text:span> dumpers (1 ≤ <text:span text:style-name="T4">i</text:span> ≤ <text:span text:style-name="T4">n</text:span>). It is known that the first dumper of the <text:span text:style-name="T4">i</text:span>-th quarry has <text:span text:style-name="T4">xi</text:span> stones in it, the second dumper has <text:span text:style-name="T4">xi</text:span> + 1 stones in it, the third has <text:span text:style-name="T4">xi</text:span> + 2, and the <text:span text:style-name="T4">mi</text:span>-th dumper (the last for the <text:span text:style-name="T4">i</text:span>-th quarry) has <text:span text:style-name="T4">xi</text:span> + <text:span text:style-name="T4">mi</text:span> - 1 stones in it.</text:p>
      <text:p text:style-name="Text_20_body">Two oligarchs play a well-known game Nim. Players take turns removing stones from dumpers. On each turn, a player can select any dumper and remove any non-zero amount of stones from it. The player who cannot take a stone loses.</text:p>
      <text:p text:style-name="Text_20_body">Your task is to find out which oligarch will win, provided that both of them play optimally. The oligarchs asked you not to reveal their names. So, let's call the one who takes the first stone «tolik» and the other one «bolik».</text:p>
      <text:p text:style-name="Text_20_body">Input</text:p>
      <text:p text:style-name="Text_20_body">The first line of the input contains one integer number <text:span text:style-name="T4">n</text:span> (1 ≤ <text:span text:style-name="T4">n</text:span> ≤ 105) — the amount of quarries. Then there follow <text:span text:style-name="T4">n</text:span> lines, each of them contains two space-separated integers <text:span text:style-name="T4">xi</text:span> and <text:span text:style-name="T4">mi</text:span> (1 ≤ <text:span text:style-name="T4">xi</text:span>, <text:span text:style-name="T4">mi</text:span> ≤ 1016) — the amount of stones in the first dumper of the <text:span text:style-name="T4">i</text:span>-th quarry and the number of dumpers at the <text:span text:style-name="T4">i</text:span>-th quarry.</text:p>
      <text:p text:style-name="Text_20_body">Output</text:p>
      <text:p text:style-name="Text_20_body">Output «tolik» if the oligarch who takes a stone first wins, and «bolik» otherwise.</text:p>
      <text:p text:style-name="P10">Sample test(s)</text:p>
      <text:p text:style-name="Text_20_body">Input</text:p>
      <text:p text:style-name="Preformatted_20_Text">2</text:p>
      <text:p text:style-name="Preformatted_20_Text">2 1</text:p>
      <text:p text:style-name="P8">3 2</text:p>
      <text:p text:style-name="Text_20_body">Output</text:p>
      <text:p text:style-name="P8">toli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Q4. </text:p>
      <text:p text:style-name="P11"/>
      <text:p text:style-name="P11">Problem Statement</text:p>
      <text:p text:style-name="P11"/>
      <text:p text:style-name="P11">Given two strings a and b of equal length, what's the longest string (S) that can be constructed such that S is a child of both a and b.</text:p>
      <text:p text:style-name="P11"/>
      <text:p text:style-name="P11">A string x is said to be a child of a string y, if x can be formed by deleting 0 or more characters from y</text:p>
      <text:p text:style-name="P11"/>
      <text:p text:style-name="P11">Input format</text:p>
      <text:p text:style-name="P11"/>
      <text:p text:style-name="P11">Two strings a and b with a newline separating them</text:p>
      <text:p text:style-name="P11"/>
      <text:p text:style-name="P11">Constraints</text:p>
      <text:p text:style-name="P11"/>
      <text:p text:style-name="P11">All characters are upper-cased and lie between ASCII values 65-90. The maximum length of the strings a and b is 5000.</text:p>
      <text:p text:style-name="P11"/>
      <text:p text:style-name="P11">Output format</text:p>
      <text:p text:style-name="P11"/>
      <text:p text:style-name="P11">Length of the string S</text:p>
      <text:p text:style-name="P11"/>
      <text:p text:style-name="P11">Sample Input #0</text:p>
      <text:p text:style-name="P11"/>
      <text:p text:style-name="P11">HARRY</text:p>
      <text:p text:style-name="P11">SALLY</text:p>
      <text:p text:style-name="P11"/>
      <text:p text:style-name="P11">Sample Output #0</text:p>
      <text:p text:style-name="P11"/>
      <text:p text:style-name="P11">2</text:p>
      <text:p text:style-name="P11"/>
      <text:p text:style-name="P11">The longest possible subset of characters that is possible by deleting zero or more characters from HARRY and SALLY is AY, whose length is 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text:soft-page-break/>Q5.</text:p>
      <text:p text:style-name="P5">Given a string, count the number of distinct subsequences of it ( including empty subsequence ). For the uninformed, A subsequence of a string is a new string which is formed from the original string by deleting some of the characters without disturbing the relative positions of the remaining characters. <text:line-break/>For example, "AGH" is a subsequence of "ABCDEFGH" while "AHG" is not. </text:p>
      <text:h text:style-name="Heading_20_3" text:outline-level="3">Input</text:h>
      <text:p text:style-name="Text_20_body">First line of input contains an integer T which is equal to the number of test cases. You are required to process all test cases. Each of next T lines contains a string s. </text:p>
      <text:h text:style-name="Heading_20_3" text:outline-level="3">Output</text:h>
      <text:p text:style-name="Text_20_body">Output consists of T lines. Ith line in the output corresponds to the number of distinct subsequences of ith input string. Since, this number could be very large, you need to output ans%1000000007 where ans is the number of distinct subsequences. </text:p>
      <text:h text:style-name="Heading_20_3" text:outline-level="3">Example</text:h>
      <text:p text:style-name="P7">Input:</text:p>
      <text:p text:style-name="Preformatted_20_Text">3</text:p>
      <text:p text:style-name="Preformatted_20_Text">AAA</text:p>
      <text:p text:style-name="Preformatted_20_Text">ABCDEFG</text:p>
      <text:p text:style-name="Preformatted_20_Text">CODECRAFT</text:p>
      <text:p text:style-name="Preformatted_20_Text"/>
      <text:p text:style-name="Preformatted_20_Text"/>
      <text:p text:style-name="P7">Output:</text:p>
      <text:p text:style-name="Preformatted_20_Text">4</text:p>
      <text:p text:style-name="Preformatted_20_Text">128</text:p>
      <text:p text:style-name="P8">496</text:p>
      <text:h text:style-name="Heading_20_3" text:outline-level="3">Constraints and Limits</text:h>
      <text:p text:style-name="Text_20_body">T ≤ 100, length(S) ≤ 100000<text:line-break/>All input strings shall contain only uppercase letters.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soft-page-break/>Q<text:span text:style-name="T6">6.</text:span></text:p>
      <text:p text:style-name="P6">Louise and Richard play a game. They have a counter set to <text:span text:style-name="Emphasis">N</text:span>. Louise gets the first turn and the turns alternate thereafter. In the game, they perform the following operations.</text:p>
      <text:list xml:id="list7109863361848645240" text:style-name="L2">
        <text:list-item>
          <text:p text:style-name="P20">If <text:span text:style-name="Emphasis">N</text:span> is not a power of 2, they reduce the counter by the largest power of 2 less than <text:span text:style-name="Emphasis">N</text:span>. </text:p>
        </text:list-item>
        <text:list-item>
          <text:p text:style-name="P20">If <text:span text:style-name="Emphasis">N</text:span> is a power of 2, they reduce the counter by half of <text:span text:style-name="Emphasis">N</text:span>. </text:p>
        </text:list-item>
        <text:list-item>
          <text:p text:style-name="P17">The resultant value is the new <text:span text:style-name="Emphasis">N</text:span> which is again used for subsequent operations. </text:p>
        </text:list-item>
      </text:list>
      <text:p text:style-name="Text_20_body">The game ends when the counter reduces to 1, i.e., <text:span text:style-name="Emphasis">N</text:span> == 1, and the last person to make a valid move wins.</text:p>
      <text:p text:style-name="Text_20_body">Given <text:span text:style-name="Emphasis">N</text:span>, your task is to find the winner of the game.</text:p>
      <text:p text:style-name="Text_20_body"><text:span text:style-name="Strong_20_Emphasis">Update</text:span> If they set counter to 1, Richard wins, because its Louise' turn and she cannot make a move.</text:p>
      <text:p text:style-name="Text_20_body"><text:span text:style-name="Strong_20_Emphasis">Input Format</text:span> <text:line-break/>The first line contains an integer <text:span text:style-name="Emphasis">T</text:span>, the number of testcases. <text:line-break/><text:span text:style-name="Emphasis">T</text:span> lines follow. Each line contains <text:span text:style-name="Emphasis">N</text:span>, the initial number set in the counter. </text:p>
      <text:p text:style-name="Text_20_body"><text:span text:style-name="Strong_20_Emphasis">Constraints</text:span> </text:p>
      <text:p text:style-name="Text_20_body">1 ≤ <text:span text:style-name="Emphasis">T</text:span> ≤ 10 <text:line-break/>1 ≤ <text:span text:style-name="Emphasis">N</text:span> ≤ 2<text:span text:style-name="T5">64</text:span> - 1 </text:p>
      <text:p text:style-name="Text_20_body"><text:span text:style-name="Strong_20_Emphasis">Note:</text:span> Range of N is larger than <text:span text:style-name="Source_20_Text">long long int</text:span>, consider using <text:span text:style-name="Source_20_Text">unsigned long long int</text:span>. </text:p>
      <text:p text:style-name="Text_20_body"><text:span text:style-name="Strong_20_Emphasis">Output Format</text:span> </text:p>
      <text:p text:style-name="Text_20_body">For each test case, print the winner's name in a new line. So if Louise wins the game, print "Louise". Otherwise, print "Richard". (Quotes are for clarity)</text:p>
      <text:p text:style-name="Text_20_body"><text:span text:style-name="Strong_20_Emphasis">Sample Input</text:span></text:p>
      <text:p text:style-name="Preformatted_20_Text"><text:span text:style-name="Source_20_Text">1</text:span></text:p>
      <text:p text:style-name="P8"><text:span text:style-name="Source_20_Text">6</text:span></text:p>
      <text:p text:style-name="Text_20_body"><text:span text:style-name="Strong_20_Emphasis">Sample Output</text:span></text:p>
      <text:p text:style-name="P8"><text:span text:style-name="Source_20_Text">Richard</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Q7.</text:p>
      <text:p text:style-name="P13"><text:s/>A manufacturer of sweets has started production of a new type of sweet called rock. Rock comes in sticks composed of one-centimetre-long segments, some of which are sweet, and the rest are sour. Before sale, the rock is broken up into smaller pieces by splitting it at the connections of some segments.</text:p>
      <text:p text:style-name="P13"/>
      <text:p text:style-name="P13">Today's children are very particular about what they eat, and they will only buy a piece of rock if it contains more sweet segments than sour ones. Try to determine the total length of rock which can be sold after breaking up the rock in the best possible way.</text:p>
      <text:p text:style-name="P13">Input</text:p>
      <text:p text:style-name="P13"/>
      <text:p text:style-name="P13">The input begins with the integer t, the number of test cases. Then t test cases follow.</text:p>
      <text:p text:style-name="P13"/>
      <text:p text:style-name="P13">For each test case, the first line of input contains one integer N - the length of the stick in centimetres (1&lt;=N&lt;=200). The next line is a sequence of N characters '0' or '1', describing the segments of the stick from the left end to the right end ('0' denotes a sour segment, '1' - a sweet one).</text:p>
      <text:p text:style-name="P13">Output</text:p>
      <text:p text:style-name="P13"/>
      <text:p text:style-name="P13">For each test case output a line with a single integer: the total length of rock that can be sold after breaking up the rock in the best possible way.</text:p>
      <text:p text:style-name="P13">Example</text:p>
      <text:p text:style-name="P13"/>
      <text:p text:style-name="P13">Sample input:</text:p>
      <text:p text:style-name="P13">2</text:p>
      <text:p text:style-name="P13">15</text:p>
      <text:p text:style-name="P13">100110001010001</text:p>
      <text:p text:style-name="P13">16</text:p>
      <text:p text:style-name="P13">0010111101100000</text:p>
      <text:p text:style-name="P13"/>
      <text:p text:style-name="P13">Sample output:</text:p>
      <text:p text:style-name="P13">9</text:p>
      <text:p text:style-name="P13">13</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6T22:24:45.885879960</meta:creation-date>
    <dc:date>2014-12-10T12:12:27.057584986</dc:date>
    <meta:editing-duration>PT1H46M23S</meta:editing-duration>
    <meta:editing-cycles>6</meta:editing-cycles>
    <meta:generator>LibreOffice/4.2.7.2$Linux_X86_64 LibreOffice_project/420m0$Build-2</meta:generator>
    <meta:document-statistic meta:table-count="0" meta:image-count="0" meta:object-count="0" meta:page-count="7" meta:paragraph-count="131" meta:word-count="1382" meta:character-count="7136" meta:non-whitespace-character-count="5863"/>
  </office:meta>
</office:document-meta>
</file>